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161.0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Gestion de compt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e la page « Gestion de compte 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s tiles de la page « Gestion de compte 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de la liaison à la base de données sur les tables – Utilisateur/Modérateur(administrateur)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nception du contrôleur GestionDeCompte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éalisation du front de la page « Gestion de compte »</text:p>
          </table:table-cell>
          <table:table-cell table:style-name="ce1" office:value-type="string" calcext:value-type="string">
            <text:p>A, B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éalisation de la liaison aux modèles Utilisateur, Modérateur(administrateur)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éalisation du contrôleur GestionDeCompte</text:p>
          </table:table-cell>
          <table:table-cell table:style-name="ce1" office:value-type="string" calcext:value-type="string">
            <text:p>D, F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7:01:21.479502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3:47:34.961502533</meta:creation-date>
    <meta:generator>LibreOffice/5.1.4.2$Linux_X86_64 LibreOffice_project/10m0$Build-2</meta:generator>
    <dc:date>2017-02-02T17:01:26.740588568</dc:date>
    <meta:editing-duration>PT58M47S</meta:editing-duration>
    <meta:editing-cycles>11</meta:editing-cycles>
    <meta:document-statistic meta:table-count="1" meta:cell-count="33" meta:object-count="0"/>
  </office:meta>
</office:document-meta>
</file>